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a01b6" officeooo:paragraph-rsid="001a01b6" style:font-size-asian="12pt" style:font-size-complex="12pt"/>
    </style:style>
    <style:style style:name="P2" style:family="paragraph" style:parent-style-name="Standard">
      <style:text-properties style:font-name="Arial" fo:font-size="12pt" officeooo:rsid="001a01b6" officeooo:paragraph-rsid="001cbede" style:font-size-asian="12pt" style:font-size-complex="12pt"/>
    </style:style>
    <style:style style:name="P3" style:family="paragraph" style:parent-style-name="Standard">
      <style:text-properties style:font-name="Arial" officeooo:paragraph-rsid="001a01b6"/>
    </style:style>
    <style:style style:name="P4" style:family="paragraph" style:parent-style-name="Standard">
      <style:text-properties officeooo:paragraph-rsid="001a01b6"/>
    </style:style>
    <style:style style:name="P5" style:family="paragraph" style:parent-style-name="Standard">
      <style:text-properties officeooo:rsid="001bccf6" officeooo:paragraph-rsid="001bccf6"/>
    </style:style>
    <style:style style:name="P6" style:family="paragraph" style:parent-style-name="Standard">
      <style:text-properties officeooo:rsid="001bccf6" officeooo:paragraph-rsid="001e45a0"/>
    </style:style>
    <style:style style:name="P7" style:family="paragraph" style:parent-style-name="Standard">
      <style:text-properties officeooo:paragraph-rsid="001bccf6"/>
    </style:style>
    <style:style style:name="P8" style:family="paragraph" style:parent-style-name="Standard">
      <style:text-properties officeooo:paragraph-rsid="001e45a0"/>
    </style:style>
    <style:style style:name="P9" style:family="paragraph" style:parent-style-name="Standard">
      <style:text-properties style:font-name="Arial" officeooo:rsid="001bccf6" officeooo:paragraph-rsid="001bccf6"/>
    </style:style>
    <style:style style:name="P10" style:family="paragraph" style:parent-style-name="Standard">
      <style:text-properties style:font-name="Arial" fo:font-size="12pt" officeooo:rsid="001bccf6" officeooo:paragraph-rsid="001bccf6" style:font-size-asian="12pt" style:font-size-complex="12pt"/>
    </style:style>
    <style:style style:name="P11" style:family="paragraph" style:parent-style-name="Standard">
      <style:text-properties style:font-name="Arial" fo:font-size="12pt" officeooo:rsid="001cbede" officeooo:paragraph-rsid="001cbede" style:font-size-asian="12pt" style:font-size-complex="12pt"/>
    </style:style>
    <style:style style:name="P12" style:family="paragraph" style:parent-style-name="Standard">
      <style:text-properties style:font-name="Arial" fo:font-size="12pt" officeooo:rsid="001e45a0" officeooo:paragraph-rsid="001e45a0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a01b6" style:font-size-asian="12pt" style:font-size-complex="12pt"/>
    </style:style>
    <style:style style:name="T6" style:family="text">
      <style:text-properties style:font-name="Arial" fo:font-size="12pt" officeooo:rsid="001bccf6" style:font-size-asian="12pt" style:font-size-complex="12pt"/>
    </style:style>
    <style:style style:name="T7" style:family="text">
      <style:text-properties style:font-name="Arial" fo:font-size="12pt" officeooo:rsid="001cbede" style:font-size-asian="12pt" style:font-size-complex="12pt"/>
    </style:style>
    <style:style style:name="T8" style:family="text">
      <style:text-properties style:font-name="Arial" fo:font-size="12pt" officeooo:rsid="001e45a0" style:font-size-asian="12pt" style:font-size-complex="12pt"/>
    </style:style>
    <style:style style:name="T9" style:family="text">
      <style:text-properties style:font-name="Arial" fo:font-size="12pt" officeooo:rsid="001ec2db" style:font-size-asian="12pt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style:font-name="Arial" fo:font-size="12pt" style:text-underline-style="solid" style:text-underline-width="auto" style:text-underline-color="font-color" officeooo:rsid="001bccf6" style:font-size-asian="12pt" style:font-size-complex="12pt"/>
    </style:style>
    <style:style style:name="T12" style:family="text">
      <style:text-properties style:font-name="Arial" fo:font-size="12pt" style:text-underline-style="solid" style:text-underline-width="auto" style:text-underline-color="font-color" officeooo:rsid="001cbede" style:font-size-asian="12pt" style:font-size-complex="12pt"/>
    </style:style>
    <style:style style:name="T13" style:family="text">
      <style:text-properties style:font-name="Arial" fo:font-size="12pt" style:text-underline-style="solid" style:text-underline-width="auto" style:text-underline-color="font-color" officeooo:rsid="001e45a0" style:font-size-asian="12pt" style:font-size-complex="12pt"/>
    </style:style>
    <style:style style:name="T14" style:family="text">
      <style:text-properties style:font-name="Arial" fo:font-size="12pt" style:text-underline-style="none" style:font-size-asian="12pt" style:font-size-complex="12pt"/>
    </style:style>
    <style:style style:name="T15" style:family="text">
      <style:text-properties style:font-name="Arial" fo:font-size="12pt" style:text-underline-style="none" officeooo:rsid="001bccf6" style:font-size-asian="12pt" style:font-size-complex="12pt"/>
    </style:style>
    <style:style style:name="T16" style:family="text">
      <style:text-properties style:font-name="Arial" fo:font-size="12pt" style:text-underline-style="none" officeooo:rsid="001cbede" style:font-size-asian="12pt" style:font-size-complex="12pt"/>
    </style:style>
    <style:style style:name="T17" style:family="text">
      <style:text-properties style:font-name="Arial" fo:font-size="12pt" style:text-underline-style="none" officeooo:rsid="001e45a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ntidades:</text:p>
      <text:p text:style-name="P3"><text:tab/>User(<text:span text:style-name="T1">Username</text:span><text:span text:style-name="T2">, City, Country, Name, Email1, Email2</text:span>);</text:p>
      <text:p text:style-name="P1"><text:tab/>Premium(<text:span text:style-name="T1">Username</text:span>, Tier, expiry_date);</text:p>
      <text:p text:style-name="P1"><text:tab/>Admin(<text:span text:style-name="T1">Username</text:span>, Department, Permissions);</text:p>
      <text:p text:style-name="P4"><text:span text:style-name="T5"><text:tab/>Organization(</text:span><text:span text:style-name="T11">id</text:span><text:span text:style-name="T5">, </text:span><text:span text:style-name="T6">n</text:span><text:span text:style-name="T5">ame, </text:span><text:span text:style-name="T6">created_at</text:span><text:span text:style-name="T5">);</text:span></text:p>
      <text:p text:style-name="P5"><text:span text:style-name="T5"><text:tab/>R</text:span><text:span text:style-name="T4">epository(</text:span><text:span text:style-name="T10">Username</text:span><text:span text:style-name="T4">, </text:span><text:span text:style-name="T10">name</text:span><text:span text:style-name="T4">, url, colaborators, created_at, updated_at)</text:span></text:p>
      <text:p text:style-name="P10"><text:tab/><text:tab/>Username → User(Username);</text:p>
      <text:p text:style-name="P10"><text:tab/><text:tab/>!!!!!!!! colaborators possível atributo multivalorado, criar outra relação</text:p>
      <text:p text:style-name="P5"><text:span text:style-name="T4"><text:tab/></text:span><text:span text:style-name="T7">Sponsors(</text:span><text:span text:style-name="T12">id</text:span><text:span text:style-name="T16">,</text:span><text:span text:style-name="T7"> quantity, message)</text:span></text:p>
      <text:p text:style-name="P5"><text:span text:style-name="T4"><text:tab/>Branch(</text:span><text:span text:style-name="T10">id</text:span><text:span text:style-name="T14">, </text:span><text:span text:style-name="T17">Username!</text:span><text:span text:style-name="T14">, name, updated_at, created_at</text:span><text:span text:style-name="T4">)</text:span></text:p>
      <text:p text:style-name="P5"><text:span text:style-name="T4"><text:tab/><text:tab/></text:span><text:span text:style-name="T8">Username → Repository(Username) </text:span><text:span text:style-name="T9">(relacionamento N:1 – Branch:Repository)</text:span><text:span text:style-name="T8">;</text:span></text:p>
      <text:p text:style-name="P5"><text:span text:style-name="T4"><text:tab/>Commit(</text:span><text:span text:style-name="T10">hash</text:span><text:span text:style-name="T4">, </text:span><text:span text:style-name="T8">id!</text:span><text:span text:style-name="T4">, created_at, message)</text:span></text:p>
      <text:p text:style-name="P5"><text:span text:style-name="T4"><text:tab/><text:tab/></text:span><text:span text:style-name="T8">id → Branch(id) </text:span><text:span text:style-name="T9">(relacionamento N:1 – Commit:Branch)</text:span><text:span text:style-name="T8">;</text:span></text:p>
      <text:p text:style-name="P6"><text:span text:style-name="T4"><text:tab/>File(</text:span><text:span text:style-name="T10">id</text:span><text:span text:style-name="T4">, </text:span><text:span text:style-name="T8">Username!</text:span><text:span text:style-name="T4">, </text:span><text:span text:style-name="T8">hash</text:span><text:span text:style-name="T4">, name, updated_at, created_at)</text:span></text:p>
      <text:p text:style-name="P8"><text:span text:style-name="T6"><text:tab/><text:tab/></text:span><text:span text:style-name="T8">hash → Commit(hash) (relacionamento N:1 – File:Commit)</text:span></text:p>
      <text:p text:style-name="P6"><text:span text:style-name="T8"><text:tab/><text:tab/>Username → User(Username) </text:span><text:span text:style-name="T9">(relacionamento N:1 – File:User)</text:span><text:span text:style-name="T4">;</text:span></text:p>
      <text:p text:style-name="P10"/>
      <text:p text:style-name="P10">Relacionamentos:</text:p>
      <text:p text:style-name="P7"><text:span text:style-name="T6"><text:tab/>Contributes(</text:span><text:span text:style-name="T11">organization-id</text:span><text:span text:style-name="T6">, </text:span><text:span text:style-name="T11">Username</text:span><text:span text:style-name="T15">, </text:span><text:span text:style-name="T11">sponsor-</text:span><text:span text:style-name="T12">id</text:span><text:span text:style-name="T6">)</text:span></text:p>
      <text:p text:style-name="P5"><text:span text:style-name="T4"><text:tab/><text:tab/></text:span><text:span text:style-name="T7">organization-</text:span><text:span text:style-name="T4">id → Organization(id)</text:span></text:p>
      <text:p text:style-name="P10"><text:tab/><text:tab/>Username → Repository(Username);</text:p>
      <text:p text:style-name="P5"><text:span text:style-name="T4"><text:tab/><text:tab/></text:span><text:span text:style-name="T7">sponsor-id → Sponsors(id)</text:span></text:p>
      <text:p text:style-name="P2"><text:tab/>Follow(<text:span text:style-name="T1">Followed</text:span>, <text:span text:style-name="T3">Follows</text:span>)</text:p>
      <text:p text:style-name="P2"><text:tab/><text:tab/><text:tab/>Followed → User(Username)</text:p>
      <text:p text:style-name="P11"><text:tab/><text:tab/><text:tab/>Follows → User(Username);</text:p>
      <text:p text:style-name="P8"><text:span text:style-name="T8"><text:tab/>UserHasOrg(</text:span><text:span text:style-name="T13">id</text:span><text:span text:style-name="T8">, </text:span><text:span text:style-name="T13">Username</text:span><text:span text:style-name="T8">)</text:span></text:p>
      <text:p text:style-name="P12"><text:tab/><text:tab/>id → Organization(id)</text:p>
      <text:p text:style-name="P12"><text:tab/><text:tab/>Username → User(Username);</text:p>
      <text:p text:style-name="P12"/>
      <text:p text:style-name="P10"/>
      <text:p text:style-name="P10"/>
      <text:p text:style-name="P5"/>
      <text:p text:style-name="P10"/>
      <text:p text:style-name="P10"/>
      <text:p text:style-name="P10"/>
      <text:p text:style-name="P10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1T11:23:36.909000000</meta:creation-date>
    <dc:date>2021-07-11T12:13:15.751000000</dc:date>
    <meta:editing-duration>PT1M52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7" meta:word-count="104" meta:character-count="1101" meta:non-whitespace-character-count="980"/>
  </office:meta>
</office:document-meta>
</file>